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.553724874916563">
            <text:p>4.553724874916563</text:p>
          </table:table-cell>
          <table:table-cell office:value-type="float" office:value="4.279200417557257">
            <text:p>4.279200417557257</text:p>
          </table:table-cell>
          <table:table-cell office:value-type="float" office:value="3.9402242733911432">
            <text:p>3.9402242733911432</text:p>
          </table:table-cell>
          <table:table-cell office:value-type="float" office:value="4.104939469956757">
            <text:p>4.104939469956757</text:p>
          </table:table-cell>
          <table:table-cell office:value-type="float" office:value="4.026943570360271">
            <text:p>4.026943570360271</text:p>
          </table:table-cell>
          <table:table-cell office:value-type="float" office:value="4.110577548073247">
            <text:p>4.110577548073247</text:p>
          </table:table-cell>
          <table:table-cell office:value-type="float" office:value="5.823948221505107">
            <text:p>5.823948221505107</text:p>
          </table:table-cell>
          <table:table-cell office:value-type="float" office:value="7.45593267519829">
            <text:p>7.45593267519829</text:p>
          </table:table-cell>
          <table:table-cell office:value-type="float" office:value="7.81909869222632">
            <text:p>7.81909869222632</text:p>
          </table:table-cell>
          <table:table-cell office:value-type="float" office:value="7.330257624680186">
            <text:p>7.330257624680186</text:p>
          </table:table-cell>
          <table:table-cell office:value-type="float" office:value="7.172738667188143">
            <text:p>7.172738667188143</text:p>
          </table:table-cell>
          <table:table-cell office:value-type="float" office:value="7.709302289377106">
            <text:p>7.709302289377106</text:p>
          </table:table-cell>
          <table:table-cell office:value-type="float" office:value="8.065800222086505">
            <text:p>8.065800222086505</text:p>
          </table:table-cell>
          <table:table-cell office:value-type="float" office:value="7.487435748740408">
            <text:p>7.487435748740408</text:p>
          </table:table-cell>
          <table:table-cell office:value-type="float" office:value="6.825722848478772">
            <text:p>6.825722848478772</text:p>
          </table:table-cell>
          <table:table-cell office:value-type="float" office:value="6.474729388747039">
            <text:p>6.474729388747039</text:p>
          </table:table-cell>
          <table:table-cell office:value-type="float" office:value="6.615488635663995">
            <text:p>6.615488635663995</text:p>
          </table:table-cell>
          <table:table-cell office:value-type="float" office:value="6.396443010562211">
            <text:p>6.396443010562211</text:p>
          </table:table-cell>
          <table:table-cell office:value-type="float" office:value="6.246930342645909">
            <text:p>6.246930342645909</text:p>
          </table:table-cell>
          <table:table-cell office:value-type="float" office:value="6.804952862504473">
            <text:p>6.804952862504473</text:p>
          </table:table-cell>
          <table:table-cell office:value-type="float" office:value="7.130314075186273">
            <text:p>7.130314075186273</text:p>
          </table:table-cell>
          <table:table-cell office:value-type="float" office:value="6.655143025952575">
            <text:p>6.655143025952575</text:p>
          </table:table-cell>
          <table:table-cell office:value-type="float" office:value="5.831592726379089">
            <text:p>5.831592726379089</text:p>
          </table:table-cell>
          <table:table-cell office:value-type="float" office:value="4.856711828292496">
            <text:p>4.85671182829249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.6941047970177874">
            <text:p>1.6941047970177874</text:p>
          </table:table-cell>
          <table:table-cell office:value-type="float" office:value="1.5701470840692446">
            <text:p>1.5701470840692446</text:p>
          </table:table-cell>
          <table:table-cell office:value-type="float" office:value="1.250144164241689">
            <text:p>1.250144164241689</text:p>
          </table:table-cell>
          <table:table-cell office:value-type="float" office:value="1.214159487632155">
            <text:p>1.214159487632155</text:p>
          </table:table-cell>
          <table:table-cell office:value-type="float" office:value="1.0349960812503567">
            <text:p>1.0349960812503567</text:p>
          </table:table-cell>
          <table:table-cell office:value-type="float" office:value="1.0570721224474426">
            <text:p>1.0570721224474426</text:p>
          </table:table-cell>
          <table:table-cell office:value-type="float" office:value="1.5457060198588042">
            <text:p>1.5457060198588042</text:p>
          </table:table-cell>
          <table:table-cell office:value-type="float" office:value="1.2374559893490062">
            <text:p>1.2374559893490062</text:p>
          </table:table-cell>
          <table:table-cell office:value-type="float" office:value="1.4365009102272046">
            <text:p>1.4365009102272046</text:p>
          </table:table-cell>
          <table:table-cell office:value-type="float" office:value="1.517120967968213">
            <text:p>1.517120967968213</text:p>
          </table:table-cell>
          <table:table-cell office:value-type="float" office:value="1.4118284632404332">
            <text:p>1.4118284632404332</text:p>
          </table:table-cell>
          <table:table-cell office:value-type="float" office:value="1.2757826331884374">
            <text:p>1.2757826331884374</text:p>
          </table:table-cell>
          <table:table-cell office:value-type="float" office:value="1.4606599784524756">
            <text:p>1.4606599784524756</text:p>
          </table:table-cell>
          <table:table-cell office:value-type="float" office:value="1.4077201972860502">
            <text:p>1.4077201972860502</text:p>
          </table:table-cell>
          <table:table-cell office:value-type="float" office:value="1.285837514461179">
            <text:p>1.285837514461179</text:p>
          </table:table-cell>
          <table:table-cell office:value-type="float" office:value="1.231081582081492">
            <text:p>1.231081582081492</text:p>
          </table:table-cell>
          <table:table-cell office:value-type="float" office:value="1.1496635910775204">
            <text:p>1.1496635910775204</text:p>
          </table:table-cell>
          <table:table-cell office:value-type="float" office:value="1.1458342771250876">
            <text:p>1.1458342771250876</text:p>
          </table:table-cell>
          <table:table-cell office:value-type="float" office:value="1.2505783802245105">
            <text:p>1.2505783802245105</text:p>
          </table:table-cell>
          <table:table-cell office:value-type="float" office:value="1.4109961377775724">
            <text:p>1.4109961377775724</text:p>
          </table:table-cell>
          <table:table-cell office:value-type="float" office:value="1.637544098668589">
            <text:p>1.637544098668589</text:p>
          </table:table-cell>
          <table:table-cell office:value-type="float" office:value="1.5605796501961915">
            <text:p>1.5605796501961915</text:p>
          </table:table-cell>
          <table:table-cell office:value-type="float" office:value="1.9291421272659561">
            <text:p>1.9291421272659561</text:p>
          </table:table-cell>
          <table:table-cell office:value-type="float" office:value="1.7724505048143677">
            <text:p>1.772450504814367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4.210802059751718">
            <text:p>4.210802059751718</text:p>
          </table:table-cell>
          <table:table-cell office:value-type="float" office:value="3.7830779678483513">
            <text:p>3.7830779678483513</text:p>
          </table:table-cell>
          <table:table-cell office:value-type="float" office:value="3.5004301614035427">
            <text:p>3.5004301614035427</text:p>
          </table:table-cell>
          <table:table-cell office:value-type="float" office:value="3.4170086334838605">
            <text:p>3.4170086334838605</text:p>
          </table:table-cell>
          <table:table-cell office:value-type="float" office:value="3.5781984688558754">
            <text:p>3.5781984688558754</text:p>
          </table:table-cell>
          <table:table-cell office:value-type="float" office:value="3.5892366225784893">
            <text:p>3.5892366225784893</text:p>
          </table:table-cell>
          <table:table-cell office:value-type="float" office:value="3.9740055854155374">
            <text:p>3.9740055854155374</text:p>
          </table:table-cell>
          <table:table-cell office:value-type="float" office:value="4.628549561577026">
            <text:p>4.628549561577026</text:p>
          </table:table-cell>
          <table:table-cell office:value-type="float" office:value="5.110730768667495">
            <text:p>5.110730768667495</text:p>
          </table:table-cell>
          <table:table-cell office:value-type="float" office:value="5.265610714641187">
            <text:p>5.265610714641187</text:p>
          </table:table-cell>
          <table:table-cell office:value-type="float" office:value="5.645303759137363">
            <text:p>5.645303759137363</text:p>
          </table:table-cell>
          <table:table-cell office:value-type="float" office:value="5.969305064701446">
            <text:p>5.969305064701446</text:p>
          </table:table-cell>
          <table:table-cell office:value-type="float" office:value="6.1231629019921945">
            <text:p>6.1231629019921945</text:p>
          </table:table-cell>
          <table:table-cell office:value-type="float" office:value="5.833683676172622">
            <text:p>5.833683676172622</text:p>
          </table:table-cell>
          <table:table-cell office:value-type="float" office:value="5.620584360876678">
            <text:p>5.620584360876678</text:p>
          </table:table-cell>
          <table:table-cell office:value-type="float" office:value="5.55410438227989">
            <text:p>5.55410438227989</text:p>
          </table:table-cell>
          <table:table-cell office:value-type="float" office:value="5.572552889222586">
            <text:p>5.572552889222586</text:p>
          </table:table-cell>
          <table:table-cell office:value-type="float" office:value="5.512191921553928">
            <text:p>5.512191921553928</text:p>
          </table:table-cell>
          <table:table-cell office:value-type="float" office:value="5.606999224578428">
            <text:p>5.606999224578428</text:p>
          </table:table-cell>
          <table:table-cell office:value-type="float" office:value="5.699471309498675">
            <text:p>5.699471309498675</text:p>
          </table:table-cell>
          <table:table-cell office:value-type="float" office:value="6.261369553220699">
            <text:p>6.261369553220699</text:p>
          </table:table-cell>
          <table:table-cell office:value-type="float" office:value="5.970230999875811">
            <text:p>5.970230999875811</text:p>
          </table:table-cell>
          <table:table-cell office:value-type="float" office:value="5.649993319090707">
            <text:p>5.649993319090707</text:p>
          </table:table-cell>
          <table:table-cell office:value-type="float" office:value="4.966058790503732">
            <text:p>4.96605879050373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6.579732062712003">
            <text:p>6.579732062712003</text:p>
          </table:table-cell>
          <table:table-cell office:value-type="float" office:value="6.316492246523657">
            <text:p>6.316492246523657</text:p>
          </table:table-cell>
          <table:table-cell office:value-type="float" office:value="5.872095610465769">
            <text:p>5.872095610465769</text:p>
          </table:table-cell>
          <table:table-cell office:value-type="float" office:value="6.122774683445188">
            <text:p>6.122774683445188</text:p>
          </table:table-cell>
          <table:table-cell office:value-type="float" office:value="6.286276468610765">
            <text:p>6.286276468610765</text:p>
          </table:table-cell>
          <table:table-cell office:value-type="float" office:value="6.304015243125727">
            <text:p>6.304015243125727</text:p>
          </table:table-cell>
          <table:table-cell office:value-type="float" office:value="6.862048434425521">
            <text:p>6.862048434425521</text:p>
          </table:table-cell>
          <table:table-cell office:value-type="float" office:value="8.626052844721492">
            <text:p>8.626052844721492</text:p>
          </table:table-cell>
          <table:table-cell office:value-type="float" office:value="9.010685134788291">
            <text:p>9.010685134788291</text:p>
          </table:table-cell>
          <table:table-cell office:value-type="float" office:value="8.959042995679518">
            <text:p>8.959042995679518</text:p>
          </table:table-cell>
          <table:table-cell office:value-type="float" office:value="8.981107489480324">
            <text:p>8.981107489480324</text:p>
          </table:table-cell>
          <table:table-cell office:value-type="float" office:value="9.476000667482042">
            <text:p>9.476000667482042</text:p>
          </table:table-cell>
          <table:table-cell office:value-type="float" office:value="9.356493448919837">
            <text:p>9.356493448919837</text:p>
          </table:table-cell>
          <table:table-cell office:value-type="float" office:value="8.94746490619192">
            <text:p>8.94746490619192</text:p>
          </table:table-cell>
          <table:table-cell office:value-type="float" office:value="8.414828504913086">
            <text:p>8.414828504913086</text:p>
          </table:table-cell>
          <table:table-cell office:value-type="float" office:value="8.117028916274968">
            <text:p>8.117028916274968</text:p>
          </table:table-cell>
          <table:table-cell office:value-type="float" office:value="8.522953277076914">
            <text:p>8.522953277076914</text:p>
          </table:table-cell>
          <table:table-cell office:value-type="float" office:value="8.262853866972844">
            <text:p>8.262853866972844</text:p>
          </table:table-cell>
          <table:table-cell office:value-type="float" office:value="7.784219886108461">
            <text:p>7.784219886108461</text:p>
          </table:table-cell>
          <table:table-cell office:value-type="float" office:value="7.873184852451768">
            <text:p>7.873184852451768</text:p>
          </table:table-cell>
          <table:table-cell office:value-type="float" office:value="8.208688013599128">
            <text:p>8.208688013599128</text:p>
          </table:table-cell>
          <table:table-cell office:value-type="float" office:value="7.5040466139226805">
            <text:p>7.5040466139226805</text:p>
          </table:table-cell>
          <table:table-cell office:value-type="float" office:value="6.887133566147564">
            <text:p>6.887133566147564</text:p>
          </table:table-cell>
          <table:table-cell office:value-type="float" office:value="6.842627520955825">
            <text:p>6.84262752095582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.3745261480974595">
            <text:p>3.3745261480974595</text:p>
          </table:table-cell>
          <table:table-cell office:value-type="float" office:value="3.027309758507968">
            <text:p>3.027309758507968</text:p>
          </table:table-cell>
          <table:table-cell office:value-type="float" office:value="2.9669485623986707">
            <text:p>2.9669485623986707</text:p>
          </table:table-cell>
          <table:table-cell office:value-type="float" office:value="3.0328827310426427">
            <text:p>3.0328827310426427</text:p>
          </table:table-cell>
          <table:table-cell office:value-type="float" office:value="2.946597210210604">
            <text:p>2.946597210210604</text:p>
          </table:table-cell>
          <table:table-cell office:value-type="float" office:value="3.213144389955189">
            <text:p>3.213144389955189</text:p>
          </table:table-cell>
          <table:table-cell office:value-type="float" office:value="4.149054131066935">
            <text:p>4.149054131066935</text:p>
          </table:table-cell>
          <table:table-cell office:value-type="float" office:value="4.7307184294282205">
            <text:p>4.7307184294282205</text:p>
          </table:table-cell>
          <table:table-cell office:value-type="float" office:value="5.455222383596275">
            <text:p>5.455222383596275</text:p>
          </table:table-cell>
          <table:table-cell office:value-type="float" office:value="5.7489294908398945">
            <text:p>5.7489294908398945</text:p>
          </table:table-cell>
          <table:table-cell office:value-type="float" office:value="5.722990839625717">
            <text:p>5.722990839625717</text:p>
          </table:table-cell>
          <table:table-cell office:value-type="float" office:value="5.9712312761606405">
            <text:p>5.9712312761606405</text:p>
          </table:table-cell>
          <table:table-cell office:value-type="float" office:value="5.803924420557485">
            <text:p>5.803924420557485</text:p>
          </table:table-cell>
          <table:table-cell office:value-type="float" office:value="5.927970917767643">
            <text:p>5.927970917767643</text:p>
          </table:table-cell>
          <table:table-cell office:value-type="float" office:value="5.831289422480646">
            <text:p>5.831289422480646</text:p>
          </table:table-cell>
          <table:table-cell office:value-type="float" office:value="5.433651223670307">
            <text:p>5.433651223670307</text:p>
          </table:table-cell>
          <table:table-cell office:value-type="float" office:value="5.515922585612289">
            <text:p>5.515922585612289</text:p>
          </table:table-cell>
          <table:table-cell office:value-type="float" office:value="5.304972211397538">
            <text:p>5.304972211397538</text:p>
          </table:table-cell>
          <table:table-cell office:value-type="float" office:value="5.280165385641272">
            <text:p>5.280165385641272</text:p>
          </table:table-cell>
          <table:table-cell office:value-type="float" office:value="5.323955497873676">
            <text:p>5.323955497873676</text:p>
          </table:table-cell>
          <table:table-cell office:value-type="float" office:value="5.383376595489056">
            <text:p>5.383376595489056</text:p>
          </table:table-cell>
          <table:table-cell office:value-type="float" office:value="4.536987518889619">
            <text:p>4.536987518889619</text:p>
          </table:table-cell>
          <table:table-cell office:value-type="float" office:value="4.31824415338622">
            <text:p>4.31824415338622</text:p>
          </table:table-cell>
          <table:table-cell office:value-type="float" office:value="3.704333076668781">
            <text:p>3.70433307666878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1640093520186006">
            <text:p>2.1640093520186006</text:p>
          </table:table-cell>
          <table:table-cell office:value-type="float" office:value="2.0198761674166295">
            <text:p>2.0198761674166295</text:p>
          </table:table-cell>
          <table:table-cell office:value-type="float" office:value="1.9537070638937148">
            <text:p>1.9537070638937148</text:p>
          </table:table-cell>
          <table:table-cell office:value-type="float" office:value="1.935886736071004">
            <text:p>1.935886736071004</text:p>
          </table:table-cell>
          <table:table-cell office:value-type="float" office:value="2.016297514285635">
            <text:p>2.016297514285635</text:p>
          </table:table-cell>
          <table:table-cell office:value-type="float" office:value="2.1897173760915796">
            <text:p>2.1897173760915796</text:p>
          </table:table-cell>
          <table:table-cell office:value-type="float" office:value="3.6468246146118273">
            <text:p>3.6468246146118273</text:p>
          </table:table-cell>
          <table:table-cell office:value-type="float" office:value="4.4521696638876564">
            <text:p>4.4521696638876564</text:p>
          </table:table-cell>
          <table:table-cell office:value-type="float" office:value="4.786309001792078">
            <text:p>4.786309001792078</text:p>
          </table:table-cell>
          <table:table-cell office:value-type="float" office:value="4.716815271127569">
            <text:p>4.716815271127569</text:p>
          </table:table-cell>
          <table:table-cell office:value-type="float" office:value="4.93252360694954">
            <text:p>4.93252360694954</text:p>
          </table:table-cell>
          <table:table-cell office:value-type="float" office:value="5.2314894829475245">
            <text:p>5.2314894829475245</text:p>
          </table:table-cell>
          <table:table-cell office:value-type="float" office:value="5.190298078778063">
            <text:p>5.190298078778063</text:p>
          </table:table-cell>
          <table:table-cell office:value-type="float" office:value="4.821069181950087">
            <text:p>4.821069181950087</text:p>
          </table:table-cell>
          <table:table-cell office:value-type="float" office:value="4.194814152189135">
            <text:p>4.194814152189135</text:p>
          </table:table-cell>
          <table:table-cell office:value-type="float" office:value="4.008604355945646">
            <text:p>4.008604355945646</text:p>
          </table:table-cell>
          <table:table-cell office:value-type="float" office:value="3.8107138350993672">
            <text:p>3.8107138350993672</text:p>
          </table:table-cell>
          <table:table-cell office:value-type="float" office:value="3.7084290825759787">
            <text:p>3.7084290825759787</text:p>
          </table:table-cell>
          <table:table-cell office:value-type="float" office:value="3.6670916395701134">
            <text:p>3.6670916395701134</text:p>
          </table:table-cell>
          <table:table-cell office:value-type="float" office:value="3.7805508596082182">
            <text:p>3.7805508596082182</text:p>
          </table:table-cell>
          <table:table-cell office:value-type="float" office:value="3.638170108408714">
            <text:p>3.638170108408714</text:p>
          </table:table-cell>
          <table:table-cell office:value-type="float" office:value="3.2014616746554116">
            <text:p>3.2014616746554116</text:p>
          </table:table-cell>
          <table:table-cell office:value-type="float" office:value="2.621386605177967">
            <text:p>2.621386605177967</text:p>
          </table:table-cell>
          <table:table-cell office:value-type="float" office:value="2.345755157121532">
            <text:p>2.34575515712153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0794443808028484">
            <text:p>2.0794443808028484</text:p>
          </table:table-cell>
          <table:table-cell office:value-type="float" office:value="1.9124334537289682">
            <text:p>1.9124334537289682</text:p>
          </table:table-cell>
          <table:table-cell office:value-type="float" office:value="1.860162352275163">
            <text:p>1.860162352275163</text:p>
          </table:table-cell>
          <table:table-cell office:value-type="float" office:value="1.7410291889404101">
            <text:p>1.7410291889404101</text:p>
          </table:table-cell>
          <table:table-cell office:value-type="float" office:value="1.7902828506419106">
            <text:p>1.7902828506419106</text:p>
          </table:table-cell>
          <table:table-cell office:value-type="float" office:value="1.7570680713996334">
            <text:p>1.7570680713996334</text:p>
          </table:table-cell>
          <table:table-cell office:value-type="float" office:value="1.7451717641033724">
            <text:p>1.7451717641033724</text:p>
          </table:table-cell>
          <table:table-cell office:value-type="float" office:value="1.9856175123620514">
            <text:p>1.9856175123620514</text:p>
          </table:table-cell>
          <table:table-cell office:value-type="float" office:value="1.7214063013123895">
            <text:p>1.7214063013123895</text:p>
          </table:table-cell>
          <table:table-cell office:value-type="float" office:value="1.7842434675932957">
            <text:p>1.7842434675932957</text:p>
          </table:table-cell>
          <table:table-cell office:value-type="float" office:value="1.9915659107680084">
            <text:p>1.9915659107680084</text:p>
          </table:table-cell>
          <table:table-cell office:value-type="float" office:value="2.2258471557772297">
            <text:p>2.2258471557772297</text:p>
          </table:table-cell>
          <table:table-cell office:value-type="float" office:value="2.321051325458604">
            <text:p>2.321051325458604</text:p>
          </table:table-cell>
          <table:table-cell office:value-type="float" office:value="2.288313791343381">
            <text:p>2.288313791343381</text:p>
          </table:table-cell>
          <table:table-cell office:value-type="float" office:value="2.2174629601175657">
            <text:p>2.2174629601175657</text:p>
          </table:table-cell>
          <table:table-cell office:value-type="float" office:value="2.3108697914939262">
            <text:p>2.3108697914939262</text:p>
          </table:table-cell>
          <table:table-cell office:value-type="float" office:value="2.3352251859152267">
            <text:p>2.3352251859152267</text:p>
          </table:table-cell>
          <table:table-cell office:value-type="float" office:value="2.2566204267498513">
            <text:p>2.2566204267498513</text:p>
          </table:table-cell>
          <table:table-cell office:value-type="float" office:value="2.2605630184514762">
            <text:p>2.2605630184514762</text:p>
          </table:table-cell>
          <table:table-cell office:value-type="float" office:value="2.4152555778332947">
            <text:p>2.4152555778332947</text:p>
          </table:table-cell>
          <table:table-cell office:value-type="float" office:value="2.5293722173930417">
            <text:p>2.5293722173930417</text:p>
          </table:table-cell>
          <table:table-cell office:value-type="float" office:value="2.3712033462860314">
            <text:p>2.3712033462860314</text:p>
          </table:table-cell>
          <table:table-cell office:value-type="float" office:value="1.9683184860751421">
            <text:p>1.9683184860751421</text:p>
          </table:table-cell>
          <table:table-cell office:value-type="float" office:value="2.0833008177495898">
            <text:p>2.083300817749589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4.378563405452473">
            <text:p>4.378563405452473</text:p>
          </table:table-cell>
          <table:table-cell office:value-type="float" office:value="4.1124538714580305">
            <text:p>4.1124538714580305</text:p>
          </table:table-cell>
          <table:table-cell office:value-type="float" office:value="3.7782743498861966">
            <text:p>3.7782743498861966</text:p>
          </table:table-cell>
          <table:table-cell office:value-type="float" office:value="3.7704482453416857">
            <text:p>3.7704482453416857</text:p>
          </table:table-cell>
          <table:table-cell office:value-type="float" office:value="3.61971401527775">
            <text:p>3.61971401527775</text:p>
          </table:table-cell>
          <table:table-cell office:value-type="float" office:value="3.7346907939350062">
            <text:p>3.7346907939350062</text:p>
          </table:table-cell>
          <table:table-cell office:value-type="float" office:value="4.4589221786770805">
            <text:p>4.4589221786770805</text:p>
          </table:table-cell>
          <table:table-cell office:value-type="float" office:value="4.319926525477716">
            <text:p>4.319926525477716</text:p>
          </table:table-cell>
          <table:table-cell office:value-type="float" office:value="4.589074526104966">
            <text:p>4.589074526104966</text:p>
          </table:table-cell>
          <table:table-cell office:value-type="float" office:value="4.814548074413779">
            <text:p>4.814548074413779</text:p>
          </table:table-cell>
          <table:table-cell office:value-type="float" office:value="4.63403933577209">
            <text:p>4.63403933577209</text:p>
          </table:table-cell>
          <table:table-cell office:value-type="float" office:value="4.788974957174825">
            <text:p>4.788974957174825</text:p>
          </table:table-cell>
          <table:table-cell office:value-type="float" office:value="5.020713929586012">
            <text:p>5.020713929586012</text:p>
          </table:table-cell>
          <table:table-cell office:value-type="float" office:value="4.883352898999482">
            <text:p>4.883352898999482</text:p>
          </table:table-cell>
          <table:table-cell office:value-type="float" office:value="4.739197090802602">
            <text:p>4.739197090802602</text:p>
          </table:table-cell>
          <table:table-cell office:value-type="float" office:value="4.4387539049952265">
            <text:p>4.4387539049952265</text:p>
          </table:table-cell>
          <table:table-cell office:value-type="float" office:value="4.3404232134574965">
            <text:p>4.3404232134574965</text:p>
          </table:table-cell>
          <table:table-cell office:value-type="float" office:value="4.409361771930179">
            <text:p>4.409361771930179</text:p>
          </table:table-cell>
          <table:table-cell office:value-type="float" office:value="4.386934277257911">
            <text:p>4.386934277257911</text:p>
          </table:table-cell>
          <table:table-cell office:value-type="float" office:value="4.650780622242954">
            <text:p>4.650780622242954</text:p>
          </table:table-cell>
          <table:table-cell office:value-type="float" office:value="5.047502238205891">
            <text:p>5.047502238205891</text:p>
          </table:table-cell>
          <table:table-cell office:value-type="float" office:value="4.610311803715881">
            <text:p>4.610311803715881</text:p>
          </table:table-cell>
          <table:table-cell office:value-type="float" office:value="4.874218510246597">
            <text:p>4.874218510246597</text:p>
          </table:table-cell>
          <table:table-cell office:value-type="float" office:value="4.4814174323602725">
            <text:p>4.481417432360272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2367436741093761">
            <text:p>-0.12367436741093761</text:p>
          </table:table-cell>
          <table:table-cell office:value-type="float" office:value="-0.2918896661624672">
            <text:p>-0.2918896661624672</text:p>
          </table:table-cell>
          <table:table-cell office:value-type="float" office:value="-0.5141578707094351">
            <text:p>-0.5141578707094351</text:p>
          </table:table-cell>
          <table:table-cell office:value-type="float" office:value="-0.4752577587729887">
            <text:p>-0.4752577587729887</text:p>
          </table:table-cell>
          <table:table-cell office:value-type="float" office:value="-0.48285579229433623">
            <text:p>-0.48285579229433623</text:p>
          </table:table-cell>
          <table:table-cell office:value-type="float" office:value="-0.46231702088002025">
            <text:p>-0.46231702088002025</text:p>
          </table:table-cell>
          <table:table-cell office:value-type="float" office:value="-0.028662153134194845">
            <text:p>-0.028662153134194845</text:p>
          </table:table-cell>
          <table:table-cell office:value-type="float" office:value="0.5536906000411186">
            <text:p>0.5536906000411186</text:p>
          </table:table-cell>
          <table:table-cell office:value-type="float" office:value="0.7229859334944989">
            <text:p>0.7229859334944989</text:p>
          </table:table-cell>
          <table:table-cell office:value-type="float" office:value="0.7312554519539121">
            <text:p>0.7312554519539121</text:p>
          </table:table-cell>
          <table:table-cell office:value-type="float" office:value="0.6106354664098733">
            <text:p>0.6106354664098733</text:p>
          </table:table-cell>
          <table:table-cell office:value-type="float" office:value="0.7663166842383623">
            <text:p>0.7663166842383623</text:p>
          </table:table-cell>
          <table:table-cell office:value-type="float" office:value="0.6921899163612131">
            <text:p>0.6921899163612131</text:p>
          </table:table-cell>
          <table:table-cell office:value-type="float" office:value="0.6027655885293652">
            <text:p>0.6027655885293652</text:p>
          </table:table-cell>
          <table:table-cell office:value-type="float" office:value="0.4364217733870527">
            <text:p>0.4364217733870527</text:p>
          </table:table-cell>
          <table:table-cell office:value-type="float" office:value="0.27246907903653955">
            <text:p>0.27246907903653955</text:p>
          </table:table-cell>
          <table:table-cell office:value-type="float" office:value="0.335978317674295">
            <text:p>0.335978317674295</text:p>
          </table:table-cell>
          <table:table-cell office:value-type="float" office:value="0.2992562240488177">
            <text:p>0.2992562240488177</text:p>
          </table:table-cell>
          <table:table-cell office:value-type="float" office:value="0.05780106187979135">
            <text:p>0.05780106187979135</text:p>
          </table:table-cell>
          <table:table-cell office:value-type="float" office:value="0.24055500815237277">
            <text:p>0.24055500815237277</text:p>
          </table:table-cell>
          <table:table-cell office:value-type="float" office:value="0.33596790730807985">
            <text:p>0.33596790730807985</text:p>
          </table:table-cell>
          <table:table-cell office:value-type="float" office:value="0.2186053547237007">
            <text:p>0.2186053547237007</text:p>
          </table:table-cell>
          <table:table-cell office:value-type="float" office:value="-0.20599944553721328">
            <text:p>-0.20599944553721328</text:p>
          </table:table-cell>
          <table:table-cell office:value-type="float" office:value="-0.4243489141120331">
            <text:p>-0.424348914112033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2.452923954886277">
            <text:p>-2.452923954886277</text:p>
          </table:table-cell>
          <table:table-cell office:value-type="float" office:value="-2.9267507065498255">
            <text:p>-2.9267507065498255</text:p>
          </table:table-cell>
          <table:table-cell office:value-type="float" office:value="-3.107759878304365">
            <text:p>-3.107759878304365</text:p>
          </table:table-cell>
          <table:table-cell office:value-type="float" office:value="-3.0154792797213976">
            <text:p>-3.0154792797213976</text:p>
          </table:table-cell>
          <table:table-cell office:value-type="float" office:value="-2.8311071655248323">
            <text:p>-2.8311071655248323</text:p>
          </table:table-cell>
          <table:table-cell office:value-type="float" office:value="-3.1641352657353194">
            <text:p>-3.1641352657353194</text:p>
          </table:table-cell>
          <table:table-cell office:value-type="float" office:value="-1.8465154067957348">
            <text:p>-1.8465154067957348</text:p>
          </table:table-cell>
          <table:table-cell office:value-type="float" office:value="-0.5571752769235021">
            <text:p>-0.5571752769235021</text:p>
          </table:table-cell>
          <table:table-cell office:value-type="float" office:value="-0.3971455537325707">
            <text:p>-0.3971455537325707</text:p>
          </table:table-cell>
          <table:table-cell office:value-type="float" office:value="-0.43320150538921526">
            <text:p>-0.43320150538921526</text:p>
          </table:table-cell>
          <table:table-cell office:value-type="float" office:value="-0.5159544922028385">
            <text:p>-0.5159544922028385</text:p>
          </table:table-cell>
          <table:table-cell office:value-type="float" office:value="-0.5714039190271805">
            <text:p>-0.5714039190271805</text:p>
          </table:table-cell>
          <table:table-cell office:value-type="float" office:value="-0.5329463878340214">
            <text:p>-0.5329463878340214</text:p>
          </table:table-cell>
          <table:table-cell office:value-type="float" office:value="-0.5891104633222154">
            <text:p>-0.5891104633222154</text:p>
          </table:table-cell>
          <table:table-cell office:value-type="float" office:value="-0.5587035574354043">
            <text:p>-0.5587035574354043</text:p>
          </table:table-cell>
          <table:table-cell office:value-type="float" office:value="-0.6856940782650444">
            <text:p>-0.6856940782650444</text:p>
          </table:table-cell>
          <table:table-cell office:value-type="float" office:value="-0.7896379126951906">
            <text:p>-0.7896379126951906</text:p>
          </table:table-cell>
          <table:table-cell office:value-type="float" office:value="-0.7872119307964128">
            <text:p>-0.7872119307964128</text:p>
          </table:table-cell>
          <table:table-cell office:value-type="float" office:value="-0.47686506340640583">
            <text:p>-0.47686506340640583</text:p>
          </table:table-cell>
          <table:table-cell office:value-type="float" office:value="-0.41102292240369614">
            <text:p>-0.41102292240369614</text:p>
          </table:table-cell>
          <table:table-cell office:value-type="float" office:value="-0.41626086331538614">
            <text:p>-0.41626086331538614</text:p>
          </table:table-cell>
          <table:table-cell office:value-type="float" office:value="-0.5495775457299371">
            <text:p>-0.5495775457299371</text:p>
          </table:table-cell>
          <table:table-cell office:value-type="float" office:value="-1.1311380203130046">
            <text:p>-1.1311380203130046</text:p>
          </table:table-cell>
          <table:table-cell office:value-type="float" office:value="-1.5112759287335555">
            <text:p>-1.511275928733555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2952676831445875">
            <text:p>-0.2952676831445875</text:p>
          </table:table-cell>
          <table:table-cell office:value-type="float" office:value="-0.38590623823589326">
            <text:p>-0.38590623823589326</text:p>
          </table:table-cell>
          <table:table-cell office:value-type="float" office:value="-0.4530806437376721">
            <text:p>-0.4530806437376721</text:p>
          </table:table-cell>
          <table:table-cell office:value-type="float" office:value="-0.4519612193429635">
            <text:p>-0.4519612193429635</text:p>
          </table:table-cell>
          <table:table-cell office:value-type="float" office:value="-0.4547980930881571">
            <text:p>-0.4547980930881571</text:p>
          </table:table-cell>
          <table:table-cell office:value-type="float" office:value="-0.49167510210054144">
            <text:p>-0.49167510210054144</text:p>
          </table:table-cell>
          <table:table-cell office:value-type="float" office:value="-0.442254776636468">
            <text:p>-0.442254776636468</text:p>
          </table:table-cell>
          <table:table-cell office:value-type="float" office:value="-0.17655070601780284">
            <text:p>-0.17655070601780284</text:p>
          </table:table-cell>
          <table:table-cell office:value-type="float" office:value="0.05515088940455655">
            <text:p>0.05515088940455655</text:p>
          </table:table-cell>
          <table:table-cell office:value-type="float" office:value="0.19613736948752009">
            <text:p>0.19613736948752009</text:p>
          </table:table-cell>
          <table:table-cell office:value-type="float" office:value="0.3235587181452441">
            <text:p>0.3235587181452441</text:p>
          </table:table-cell>
          <table:table-cell office:value-type="float" office:value="0.34351202883887116">
            <text:p>0.34351202883887116</text:p>
          </table:table-cell>
          <table:table-cell office:value-type="float" office:value="0.3015198749646411">
            <text:p>0.3015198749646411</text:p>
          </table:table-cell>
          <table:table-cell office:value-type="float" office:value="0.24634885014956806">
            <text:p>0.24634885014956806</text:p>
          </table:table-cell>
          <table:table-cell office:value-type="float" office:value="0.1627529241199997">
            <text:p>0.1627529241199997</text:p>
          </table:table-cell>
          <table:table-cell office:value-type="float" office:value="0.10806381114787066">
            <text:p>0.10806381114787066</text:p>
          </table:table-cell>
          <table:table-cell office:value-type="float" office:value="0.09027132044861272">
            <text:p>0.09027132044861272</text:p>
          </table:table-cell>
          <table:table-cell office:value-type="float" office:value="0.07944555125053905">
            <text:p>0.07944555125053905</text:p>
          </table:table-cell>
          <table:table-cell office:value-type="float" office:value="0.08035239531444685">
            <text:p>0.08035239531444685</text:p>
          </table:table-cell>
          <table:table-cell office:value-type="float" office:value="0.02195990062300295">
            <text:p>0.02195990062300295</text:p>
          </table:table-cell>
          <table:table-cell office:value-type="float" office:value="0.17091527128583747">
            <text:p>0.17091527128583747</text:p>
          </table:table-cell>
          <table:table-cell office:value-type="float" office:value="0.07795964280380485">
            <text:p>0.07795964280380485</text:p>
          </table:table-cell>
          <table:table-cell office:value-type="float" office:value="0.044691669527262105">
            <text:p>0.044691669527262105</text:p>
          </table:table-cell>
          <table:table-cell office:value-type="float" office:value="-0.07159323066477631">
            <text:p>-0.0715932306647763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345281123333037">
            <text:p>0.8345281123333037</text:p>
          </table:table-cell>
          <table:table-cell office:value-type="float" office:value="0.9274845893091344">
            <text:p>0.9274845893091344</text:p>
          </table:table-cell>
          <table:table-cell office:value-type="float" office:value="0.7023563079750325">
            <text:p>0.7023563079750325</text:p>
          </table:table-cell>
          <table:table-cell office:value-type="float" office:value="0.8275896848368482">
            <text:p>0.8275896848368482</text:p>
          </table:table-cell>
          <table:table-cell office:value-type="float" office:value="0.847196026835806">
            <text:p>0.847196026835806</text:p>
          </table:table-cell>
          <table:table-cell office:value-type="float" office:value="0.8698504522669308">
            <text:p>0.8698504522669308</text:p>
          </table:table-cell>
          <table:table-cell office:value-type="float" office:value="0.8425899129840666">
            <text:p>0.8425899129840666</text:p>
          </table:table-cell>
          <table:table-cell office:value-type="float" office:value="1.5580083587339493">
            <text:p>1.5580083587339493</text:p>
          </table:table-cell>
          <table:table-cell office:value-type="float" office:value="1.789316416205875">
            <text:p>1.789316416205875</text:p>
          </table:table-cell>
          <table:table-cell office:value-type="float" office:value="1.7853343042738843">
            <text:p>1.7853343042738843</text:p>
          </table:table-cell>
          <table:table-cell office:value-type="float" office:value="1.560260032833469">
            <text:p>1.560260032833469</text:p>
          </table:table-cell>
          <table:table-cell office:value-type="float" office:value="1.863413552068844">
            <text:p>1.863413552068844</text:p>
          </table:table-cell>
          <table:table-cell office:value-type="float" office:value="1.9416293747309217">
            <text:p>1.9416293747309217</text:p>
          </table:table-cell>
          <table:table-cell office:value-type="float" office:value="1.792041027694704">
            <text:p>1.792041027694704</text:p>
          </table:table-cell>
          <table:table-cell office:value-type="float" office:value="1.5564048359930478">
            <text:p>1.5564048359930478</text:p>
          </table:table-cell>
          <table:table-cell office:value-type="float" office:value="1.3687612157682774">
            <text:p>1.3687612157682774</text:p>
          </table:table-cell>
          <table:table-cell office:value-type="float" office:value="1.6687610140936222">
            <text:p>1.6687610140936222</text:p>
          </table:table-cell>
          <table:table-cell office:value-type="float" office:value="1.6181103073535503">
            <text:p>1.6181103073535503</text:p>
          </table:table-cell>
          <table:table-cell office:value-type="float" office:value="1.2697731227255222">
            <text:p>1.2697731227255222</text:p>
          </table:table-cell>
          <table:table-cell office:value-type="float" office:value="1.1776629530445424">
            <text:p>1.1776629530445424</text:p>
          </table:table-cell>
          <table:table-cell office:value-type="float" office:value="1.3873540645597817">
            <text:p>1.3873540645597817</text:p>
          </table:table-cell>
          <table:table-cell office:value-type="float" office:value="1.0914781418994635">
            <text:p>1.0914781418994635</text:p>
          </table:table-cell>
          <table:table-cell office:value-type="float" office:value="0.8334740219610486">
            <text:p>0.8334740219610486</text:p>
          </table:table-cell>
          <table:table-cell office:value-type="float" office:value="0.9281346987303631">
            <text:p>0.928134698730363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4626458448611609">
            <text:p>-0.4626458448611609</text:p>
          </table:table-cell>
          <table:table-cell office:value-type="float" office:value="-0.4779684027485266">
            <text:p>-0.4779684027485266</text:p>
          </table:table-cell>
          <table:table-cell office:value-type="float" office:value="-0.5030095759649528">
            <text:p>-0.5030095759649528</text:p>
          </table:table-cell>
          <table:table-cell office:value-type="float" office:value="-0.5198465321100428">
            <text:p>-0.5198465321100428</text:p>
          </table:table-cell>
          <table:table-cell office:value-type="float" office:value="-0.4864094474926633">
            <text:p>-0.4864094474926633</text:p>
          </table:table-cell>
          <table:table-cell office:value-type="float" office:value="-0.5245522460799286">
            <text:p>-0.5245522460799286</text:p>
          </table:table-cell>
          <table:table-cell office:value-type="float" office:value="-0.45494197805568876">
            <text:p>-0.45494197805568876</text:p>
          </table:table-cell>
          <table:table-cell office:value-type="float" office:value="-0.2073921502036639">
            <text:p>-0.2073921502036639</text:p>
          </table:table-cell>
          <table:table-cell office:value-type="float" office:value="-0.0372757031943607">
            <text:p>-0.0372757031943607</text:p>
          </table:table-cell>
          <table:table-cell office:value-type="float" office:value="-0.027762325461309797">
            <text:p>-0.027762325461309797</text:p>
          </table:table-cell>
          <table:table-cell office:value-type="float" office:value="0.06349347623373686">
            <text:p>0.06349347623373686</text:p>
          </table:table-cell>
          <table:table-cell office:value-type="float" office:value="0.02131974468671335">
            <text:p>0.02131974468671335</text:p>
          </table:table-cell>
          <table:table-cell office:value-type="float" office:value="0.005424845098152352">
            <text:p>0.005424845098152352</text:p>
          </table:table-cell>
          <table:table-cell office:value-type="float" office:value="0.0037053071475490014">
            <text:p>0.0037053071475490014</text:p>
          </table:table-cell>
          <table:table-cell office:value-type="float" office:value="-0.053523739374815554">
            <text:p>-0.053523739374815554</text:p>
          </table:table-cell>
          <table:table-cell office:value-type="float" office:value="-0.09303571324282252">
            <text:p>-0.09303571324282252</text:p>
          </table:table-cell>
          <table:table-cell office:value-type="float" office:value="-0.13719341909606492">
            <text:p>-0.13719341909606492</text:p>
          </table:table-cell>
          <table:table-cell office:value-type="float" office:value="-0.17424848126854278">
            <text:p>-0.17424848126854278</text:p>
          </table:table-cell>
          <table:table-cell office:value-type="float" office:value="-0.15138242190354584">
            <text:p>-0.15138242190354584</text:p>
          </table:table-cell>
          <table:table-cell office:value-type="float" office:value="-0.18658525474914825">
            <text:p>-0.18658525474914825</text:p>
          </table:table-cell>
          <table:table-cell office:value-type="float" office:value="-0.1327819693022356">
            <text:p>-0.1327819693022356</text:p>
          </table:table-cell>
          <table:table-cell office:value-type="float" office:value="-0.245256479653268">
            <text:p>-0.245256479653268</text:p>
          </table:table-cell>
          <table:table-cell office:value-type="float" office:value="-0.30801437703280593">
            <text:p>-0.30801437703280593</text:p>
          </table:table-cell>
          <table:table-cell office:value-type="float" office:value="-0.33430649118264627">
            <text:p>-0.3343064911826462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1.9555329246440956">
            <text:p>-1.9555329246440956</text:p>
          </table:table-cell>
          <table:table-cell office:value-type="float" office:value="-1.9690807924839817">
            <text:p>-1.9690807924839817</text:p>
          </table:table-cell>
          <table:table-cell office:value-type="float" office:value="-1.9874854061898148">
            <text:p>-1.9874854061898148</text:p>
          </table:table-cell>
          <table:table-cell office:value-type="float" office:value="-1.998257981353623">
            <text:p>-1.998257981353623</text:p>
          </table:table-cell>
          <table:table-cell office:value-type="float" office:value="-1.9714544212497895">
            <text:p>-1.9714544212497895</text:p>
          </table:table-cell>
          <table:table-cell office:value-type="float" office:value="-1.9245298750240734">
            <text:p>-1.9245298750240734</text:p>
          </table:table-cell>
          <table:table-cell office:value-type="float" office:value="-1.6357590109884068">
            <text:p>-1.6357590109884068</text:p>
          </table:table-cell>
          <table:table-cell office:value-type="float" office:value="-1.3497832486955663">
            <text:p>-1.3497832486955663</text:p>
          </table:table-cell>
          <table:table-cell office:value-type="float" office:value="-1.3243673349297715">
            <text:p>-1.3243673349297715</text:p>
          </table:table-cell>
          <table:table-cell office:value-type="float" office:value="-1.3032604316488738">
            <text:p>-1.3032604316488738</text:p>
          </table:table-cell>
          <table:table-cell office:value-type="float" office:value="-1.2817153139556343">
            <text:p>-1.2817153139556343</text:p>
          </table:table-cell>
          <table:table-cell office:value-type="float" office:value="-1.267546609730554">
            <text:p>-1.267546609730554</text:p>
          </table:table-cell>
          <table:table-cell office:value-type="float" office:value="-1.2974541559540986">
            <text:p>-1.2974541559540986</text:p>
          </table:table-cell>
          <table:table-cell office:value-type="float" office:value="-1.3474826230307717">
            <text:p>-1.3474826230307717</text:p>
          </table:table-cell>
          <table:table-cell office:value-type="float" office:value="-1.4814275509864339">
            <text:p>-1.4814275509864339</text:p>
          </table:table-cell>
          <table:table-cell office:value-type="float" office:value="-1.5478156638123892">
            <text:p>-1.5478156638123892</text:p>
          </table:table-cell>
          <table:table-cell office:value-type="float" office:value="-1.602450668987701">
            <text:p>-1.602450668987701</text:p>
          </table:table-cell>
          <table:table-cell office:value-type="float" office:value="-1.6076331385689882">
            <text:p>-1.6076331385689882</text:p>
          </table:table-cell>
          <table:table-cell office:value-type="float" office:value="-1.6380232819573903">
            <text:p>-1.6380232819573903</text:p>
          </table:table-cell>
          <table:table-cell office:value-type="float" office:value="-1.6930735922124953">
            <text:p>-1.6930735922124953</text:p>
          </table:table-cell>
          <table:table-cell office:value-type="float" office:value="-1.8005176765439848">
            <text:p>-1.8005176765439848</text:p>
          </table:table-cell>
          <table:table-cell office:value-type="float" office:value="-1.8770211081839887">
            <text:p>-1.8770211081839887</text:p>
          </table:table-cell>
          <table:table-cell office:value-type="float" office:value="-1.9033864538754803">
            <text:p>-1.9033864538754803</text:p>
          </table:table-cell>
          <table:table-cell office:value-type="float" office:value="-1.940195746555901">
            <text:p>-1.9401957465559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05997839486884651">
            <text:p>0.005997839486884651</text:p>
          </table:table-cell>
          <table:table-cell office:value-type="float" office:value="-0.055305184738303356">
            <text:p>-0.055305184738303356</text:p>
          </table:table-cell>
          <table:table-cell office:value-type="float" office:value="-0.07081584717383246">
            <text:p>-0.07081584717383246</text:p>
          </table:table-cell>
          <table:table-cell office:value-type="float" office:value="-0.08982909200791835">
            <text:p>-0.08982909200791835</text:p>
          </table:table-cell>
          <table:table-cell office:value-type="float" office:value="-0.08553838940843406">
            <text:p>-0.08553838940843406</text:p>
          </table:table-cell>
          <table:table-cell office:value-type="float" office:value="-0.09883826861863676">
            <text:p>-0.09883826861863676</text:p>
          </table:table-cell>
          <table:table-cell office:value-type="float" office:value="-0.1859600127230791">
            <text:p>-0.1859600127230791</text:p>
          </table:table-cell>
          <table:table-cell office:value-type="float" office:value="-0.060559580486168156">
            <text:p>-0.060559580486168156</text:p>
          </table:table-cell>
          <table:table-cell office:value-type="float" office:value="-0.09332697505620875">
            <text:p>-0.09332697505620875</text:p>
          </table:table-cell>
          <table:table-cell office:value-type="float" office:value="-0.03203008609386855">
            <text:p>-0.03203008609386855</text:p>
          </table:table-cell>
          <table:table-cell office:value-type="float" office:value="-0.0005965237744411502">
            <text:p>-0.0005965237744411502</text:p>
          </table:table-cell>
          <table:table-cell office:value-type="float" office:value="0.0251020363292515">
            <text:p>0.0251020363292515</text:p>
          </table:table-cell>
          <table:table-cell office:value-type="float" office:value="0.08596198361994706">
            <text:p>0.08596198361994706</text:p>
          </table:table-cell>
          <table:table-cell office:value-type="float" office:value="0.08705889029462927">
            <text:p>0.08705889029462927</text:p>
          </table:table-cell>
          <table:table-cell office:value-type="float" office:value="0.0666793420049644">
            <text:p>0.0666793420049644</text:p>
          </table:table-cell>
          <table:table-cell office:value-type="float" office:value="0.1532213364046665">
            <text:p>0.1532213364046665</text:p>
          </table:table-cell>
          <table:table-cell office:value-type="float" office:value="0.13006904092031826">
            <text:p>0.13006904092031826</text:p>
          </table:table-cell>
          <table:table-cell office:value-type="float" office:value="0.11301862331625245">
            <text:p>0.11301862331625245</text:p>
          </table:table-cell>
          <table:table-cell office:value-type="float" office:value="0.09359865624348501">
            <text:p>0.09359865624348501</text:p>
          </table:table-cell>
          <table:table-cell office:value-type="float" office:value="0.09578594271747941">
            <text:p>0.09578594271747941</text:p>
          </table:table-cell>
          <table:table-cell office:value-type="float" office:value="0.13538374499660186">
            <text:p>0.13538374499660186</text:p>
          </table:table-cell>
          <table:table-cell office:value-type="float" office:value="0.12185056262629851">
            <text:p>0.12185056262629851</text:p>
          </table:table-cell>
          <table:table-cell office:value-type="float" office:value="-0.0119901311297048">
            <text:p>-0.0119901311297048</text:p>
          </table:table-cell>
          <table:table-cell office:value-type="float" office:value="-0.01955898951814845">
            <text:p>-0.0195589895181484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3869736131487766">
            <text:p>-0.3869736131487766</text:p>
          </table:table-cell>
          <table:table-cell office:value-type="float" office:value="-0.440127385886521">
            <text:p>-0.440127385886521</text:p>
          </table:table-cell>
          <table:table-cell office:value-type="float" office:value="-0.42915584578579413">
            <text:p>-0.42915584578579413</text:p>
          </table:table-cell>
          <table:table-cell office:value-type="float" office:value="-0.4187342110319873">
            <text:p>-0.4187342110319873</text:p>
          </table:table-cell>
          <table:table-cell office:value-type="float" office:value="-0.41428425138487956">
            <text:p>-0.41428425138487956</text:p>
          </table:table-cell>
          <table:table-cell office:value-type="float" office:value="-0.42770878453555167">
            <text:p>-0.42770878453555167</text:p>
          </table:table-cell>
          <table:table-cell office:value-type="float" office:value="-0.13598334704330206">
            <text:p>-0.13598334704330206</text:p>
          </table:table-cell>
          <table:table-cell office:value-type="float" office:value="0.09871512087076043">
            <text:p>0.09871512087076043</text:p>
          </table:table-cell>
          <table:table-cell office:value-type="float" office:value="0.22294721448870666">
            <text:p>0.22294721448870666</text:p>
          </table:table-cell>
          <table:table-cell office:value-type="float" office:value="0.23805122143092006">
            <text:p>0.23805122143092006</text:p>
          </table:table-cell>
          <table:table-cell office:value-type="float" office:value="0.09919960427114799">
            <text:p>0.09919960427114799</text:p>
          </table:table-cell>
          <table:table-cell office:value-type="float" office:value="0.24044503369973486">
            <text:p>0.24044503369973486</text:p>
          </table:table-cell>
          <table:table-cell office:value-type="float" office:value="0.26000189618427477">
            <text:p>0.26000189618427477</text:p>
          </table:table-cell>
          <table:table-cell office:value-type="float" office:value="0.25094317479413947">
            <text:p>0.25094317479413947</text:p>
          </table:table-cell>
          <table:table-cell office:value-type="float" office:value="0.1981208035738544">
            <text:p>0.1981208035738544</text:p>
          </table:table-cell>
          <table:table-cell office:value-type="float" office:value="0.08586817169099605">
            <text:p>0.08586817169099605</text:p>
          </table:table-cell>
          <table:table-cell office:value-type="float" office:value="0.043260088867914416">
            <text:p>0.043260088867914416</text:p>
          </table:table-cell>
          <table:table-cell office:value-type="float" office:value="0.044089206571114">
            <text:p>0.044089206571114</text:p>
          </table:table-cell>
          <table:table-cell office:value-type="float" office:value="0.04377596333973657">
            <text:p>0.04377596333973657</text:p>
          </table:table-cell>
          <table:table-cell office:value-type="float" office:value="0.08691907726658568">
            <text:p>0.08691907726658568</text:p>
          </table:table-cell>
          <table:table-cell office:value-type="float" office:value="0.12547248586105986">
            <text:p>0.12547248586105986</text:p>
          </table:table-cell>
          <table:table-cell office:value-type="float" office:value="0.017210669654581564">
            <text:p>0.017210669654581564</text:p>
          </table:table-cell>
          <table:table-cell office:value-type="float" office:value="-0.15246117519655022">
            <text:p>-0.15246117519655022</text:p>
          </table:table-cell>
          <table:table-cell office:value-type="float" office:value="-0.27139898510015387">
            <text:p>-0.27139898510015387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